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049cm" style:contextual-spacing="false" style:line-height-at-least="0.176cm"/>
      <style:text-properties officeooo:paragraph-rsid="0013203c"/>
    </style:style>
    <style:style style:name="P2" style:family="paragraph" style:parent-style-name="Standard">
      <style:paragraph-properties fo:margin-top="0.049cm" fo:margin-bottom="0.049cm" style:contextual-spacing="false" style:line-height-at-least="0.176cm"/>
      <style:text-properties officeooo:paragraph-rsid="00157b40"/>
    </style:style>
    <style:style style:name="P3" style:family="paragraph" style:parent-style-name="Standard">
      <style:paragraph-properties fo:margin-top="0.049cm" fo:margin-bottom="0.049cm" style:contextual-spacing="false" style:line-height-at-least="0.176cm"/>
      <style:text-properties officeooo:paragraph-rsid="0018df45"/>
    </style:style>
    <style:style style:name="P4" style:family="paragraph" style:parent-style-name="Standard">
      <style:paragraph-properties fo:margin-top="0.049cm" fo:margin-bottom="0.049cm" style:contextual-spacing="false" style:line-height-at-least="0.176cm"/>
      <style:text-properties officeooo:paragraph-rsid="00194ac3"/>
    </style:style>
    <style:style style:name="P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06d35" officeooo:paragraph-rsid="00106d35" style:font-name-asian="Times New Roman1" style:font-size-asian="12pt" style:language-asian="de" style:country-asian="DE" style:font-name-complex="Times New Roman1" style:font-size-complex="12pt"/>
    </style:style>
    <style:style style:name="P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1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2331e" officeooo:paragraph-rsid="0015055e" style:font-name-asian="Times New Roman1" style:font-size-asian="12pt" style:language-asian="de" style:country-asian="DE" style:font-name-complex="Times New Roman1" style:font-size-complex="12pt"/>
    </style:style>
    <style:style style:name="P11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3203c" officeooo:paragraph-rsid="0013203c" style:font-name-asian="Times New Roman1" style:font-size-asian="12pt" style:language-asian="de" style:country-asian="DE" style:font-name-complex="Times New Roman1" style:font-size-complex="12pt"/>
    </style:style>
    <style:style style:name="P1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8df45" officeooo:paragraph-rsid="0018df45" style:font-name-asian="Times New Roman1" style:font-size-asian="12pt" style:language-asian="de" style:country-asian="DE" style:font-name-complex="Times New Roman1" style:font-size-complex="12pt"/>
    </style:style>
    <style:style style:name="P1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94ac3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1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2331e" officeooo:paragraph-rsid="0012331e" style:font-name-asian="Times New Roman1" style:font-size-asian="12pt" style:language-asian="de" style:country-asian="DE" style:font-name-complex="Times New Roman1" style:font-size-complex="12pt"/>
    </style:style>
    <style:style style:name="P1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2331e" officeooo:paragraph-rsid="001e6977" style:font-name-asian="Times New Roman1" style:font-size-asian="10.5pt" style:language-asian="de" style:country-asian="DE" style:font-name-complex="Times New Roman1" style:font-size-complex="12pt"/>
    </style:style>
    <style:style style:name="P1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3.5pt" fo:font-weight="bold" officeooo:paragraph-rsid="001013ba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17" style:family="paragraph" style:parent-style-name="Standard">
      <style:paragraph-properties fo:margin-top="0.049cm" fo:margin-bottom="0.049cm" style:contextual-spacing="false" style:line-height-at-least="0.176cm"/>
      <style:text-properties fo:font-size="18pt" fo:font-weight="bold" officeooo:paragraph-rsid="00106d35" style:font-size-asian="18pt" style:font-weight-asian="bold" style:font-size-complex="18pt" style:font-weight-complex="bold"/>
    </style:style>
    <style:style style:name="P18" style:family="paragraph" style:parent-style-name="Standard" style:master-page-name="Standard">
      <style:paragraph-properties fo:margin-top="0.049cm" fo:margin-bottom="0.049cm" style:contextual-spacing="false" style:line-height-at-least="0.176cm" style:page-number="auto"/>
      <style:text-properties style:font-name="Times New Roman" fo:font-size="24pt" fo:font-weight="bold" officeooo:paragraph-rsid="001013ba" style:font-name-asian="Times New Roman1" style:font-size-asian="24pt" style:language-asian="de" style:country-asian="DE" style:font-weight-asian="bold" style:font-name-complex="Times New Roman1" style:font-size-complex="24pt" style:font-weight-complex="bold"/>
    </style:style>
    <style:style style:name="P19" style:family="paragraph" style:parent-style-name="Standard" style:list-style-name="WWNum3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0" style:family="paragraph" style:parent-style-name="Standard" style:list-style-name="WWNum4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1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2" style:family="paragraph" style:parent-style-name="Standard" style:list-style-name="WWNum6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3" style:family="paragraph" style:parent-style-name="Standard" style:list-style-name="WWNum7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4" style:family="paragraph" style:parent-style-name="Standard" style:list-style-name="WWNum8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5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6" style:family="paragraph" style:parent-style-name="Standard" style:list-style-name="WWNum10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7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29" style:family="paragraph" style:parent-style-name="Standard" style:list-style-name="WWNum5">
      <style:paragraph-properties fo:margin-top="0.049cm" fo:margin-bottom="0.049cm" style:contextual-spacing="false" style:line-height-at-least="0.176cm"/>
      <style:text-properties style:font-name="Times New Roman" fo:font-size="12pt" officeooo:rsid="001ff083" officeooo:paragraph-rsid="001ff083" style:font-name-asian="Times New Roman1" style:font-size-asian="12pt" style:language-asian="de" style:country-asian="DE" style:font-name-complex="Times New Roman1" style:font-size-complex="12pt"/>
    </style:style>
    <style:style style:name="P30" style:family="paragraph" style:parent-style-name="Standard" style:list-style-name="WWNum9">
      <style:paragraph-properties fo:margin-top="0.049cm" fo:margin-bottom="0.049cm" style:contextual-spacing="false" style:line-height-at-least="0.176cm"/>
      <style:text-properties style:font-name="Times New Roman" fo:font-size="12pt" officeooo:rsid="0023eadc" officeooo:paragraph-rsid="0023eadc" style:font-name-asian="Times New Roman1" style:font-size-asian="12pt" style:language-asian="de" style:country-asian="DE" style:font-name-complex="Times New Roman1" style:font-size-complex="12pt"/>
    </style:style>
    <style:style style:name="P31" style:family="paragraph" style:parent-style-name="Standard" style:list-style-name="WWNum11">
      <style:paragraph-properties fo:margin-top="0.049cm" fo:margin-bottom="0.049cm" style:contextual-spacing="false" style:line-height-at-least="0.176cm"/>
      <style:text-properties style:font-name="Times New Roman" fo:font-size="12pt" officeooo:rsid="000bf311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3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3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3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bold" officeooo:paragraph-rsid="001013ba" style:font-name-asian="Times New Roman1" style:font-size-asian="10.5pt" style:language-asian="de" style:country-asian="DE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bold" officeooo:rsid="001d0157" officeooo:paragraph-rsid="002a1ad5" style:font-name-asian="Times New Roman1" style:font-size-asian="10.5pt" style:language-asian="de" style:country-asian="DE" style:font-weight-asian="bold" style:font-name-complex="Times New Roman1" style:font-size-complex="12pt" style:font-weight-complex="bold"/>
    </style:style>
    <style:style style:name="P3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solid" style:text-underline-width="auto" style:text-underline-color="font-color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3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c0685" officeooo:paragraph-rsid="001c0685" style:font-name-asian="Times New Roman1" style:font-size-asian="12pt" style:language-asian="de" style:country-asian="DE" style:font-name-complex="Times New Roman1" style:font-size-complex="12pt"/>
    </style:style>
    <style:style style:name="P3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3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1e6977" officeooo:paragraph-rsid="001e6977" style:font-name-asian="Times New Roman1" style:font-size-asian="10.5pt" style:language-asian="de" style:country-asian="DE" style:font-name-complex="Times New Roman1" style:font-size-complex="12pt"/>
    </style:style>
    <style:style style:name="P4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style:text-underline-style="none" officeooo:rsid="0023eadc" officeooo:paragraph-rsid="0023eadc" style:font-name-asian="Times New Roman1" style:font-size-asian="10.5pt" style:language-asian="de" style:country-asian="DE" style:font-name-complex="Times New Roman1" style:font-size-complex="12pt"/>
    </style:style>
    <style:style style:name="P41" style:family="paragraph" style:parent-style-name="Standard" style:list-style-name="WWNum2">
      <style:paragraph-properties fo:margin-top="0.049cm" fo:margin-bottom="0.049cm" style:contextual-spacing="false" style:line-height-at-least="0.176cm"/>
      <style:text-properties style:font-name="Times New Roman" fo:font-size="12pt" officeooo:paragraph-rsid="00275426"/>
    </style:style>
    <style:style style:name="P42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2pt" fo:font-weight="normal" officeooo:paragraph-rsid="00282f3f" style:font-name-asian="Times New Roman1" style:font-size-asian="10.5pt" style:language-asian="de" style:country-asian="DE" style:font-weight-asian="normal" style:font-name-complex="Times New Roman1" style:font-size-complex="12pt" style:font-weight-complex="normal"/>
    </style:style>
    <style:style style:name="P43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rsid="001d0157" officeooo:paragraph-rsid="002a1ad5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44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1013ba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45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weight="bold" officeooo:paragraph-rsid="00282f3f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46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1e6977" officeooo:paragraph-rsid="001e6977" style:font-name-asian="Times New Roman1" style:font-size-asian="18pt" style:language-asian="de" style:country-asian="DE" style:font-name-complex="Times New Roman1" style:font-size-complex="18pt"/>
    </style:style>
    <style:style style:name="P47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officeooo:rsid="0023eadc" officeooo:paragraph-rsid="0023eadc" style:font-name-asian="Times New Roman1" style:font-size-asian="15.75pt" style:language-asian="de" style:country-asian="DE" style:font-name-complex="Times New Roman1" style:font-size-complex="18pt"/>
    </style:style>
    <style:style style:name="P48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style:text-underline-style="none" fo:font-weight="bold" officeooo:rsid="001e6977" officeooo:paragraph-rsid="001e6977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49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8pt" fo:font-style="normal" style:text-underline-style="none" fo:font-weight="bold" officeooo:rsid="001e6977" officeooo:paragraph-rsid="001e6977" style:font-name-asian="Times New Roman1" style:font-size-asian="18pt" style:language-asian="de" style:country-asian="DE" style:font-style-asian="normal" style:font-weight-asian="bold" style:font-name-complex="Times New Roman1" style:font-size-complex="18pt" style:font-style-complex="normal" style:font-weight-complex="bold"/>
    </style:style>
    <style:style style:name="P50" style:family="paragraph" style:parent-style-name="Standard">
      <style:paragraph-properties fo:margin-top="0.049cm" fo:margin-bottom="0.049cm" style:contextual-spacing="false" style:line-height-at-least="0.176cm"/>
      <style:text-properties style:font-name="Times New Roman" fo:font-size="13.5pt" fo:font-weight="bold" officeooo:paragraph-rsid="001013ba" style:font-name-asian="Times New Roman1" style:font-size-asian="13.5pt" style:language-asian="de" style:country-asian="DE" style:font-weight-asian="bold" style:font-name-complex="Times New Roman1" style:font-size-complex="13.5pt" style:font-weight-complex="bold"/>
    </style:style>
    <style:style style:name="P51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2pt" officeooo:paragraph-rsid="001013ba" style:font-name-asian="Times New Roman1" style:font-size-asian="12pt" style:language-asian="de" style:country-asian="DE" style:font-name-complex="Times New Roman1" style:font-size-complex="12pt"/>
    </style:style>
    <style:style style:name="P52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2pt" style:text-underline-style="none" officeooo:rsid="001c855d" officeooo:paragraph-rsid="001c855d" style:font-name-asian="Times New Roman1" style:font-size-asian="12pt" style:language-asian="de" style:country-asian="DE" style:font-name-complex="Times New Roman1" style:font-size-complex="12pt"/>
    </style:style>
    <style:style style:name="P53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8pt" fo:font-weight="bold" officeooo:rsid="001d0157" officeooo:paragraph-rsid="002a1ad5" style:font-name-asian="Times New Roman1" style:font-size-asian="18pt" style:language-asian="de" style:country-asian="DE" style:font-weight-asian="bold" style:font-name-complex="Times New Roman1" style:font-size-complex="18pt" style:font-weight-complex="bold"/>
    </style:style>
    <style:style style:name="P54" style:family="paragraph" style:parent-style-name="Standard">
      <style:paragraph-properties fo:margin-top="0.049cm" fo:margin-bottom="0.049cm" style:contextual-spacing="false" style:line-height-at-least="0.176cm" fo:break-before="page"/>
      <style:text-properties style:font-name="Times New Roman" fo:font-size="18pt" style:text-underline-style="none" officeooo:rsid="0023eadc" officeooo:paragraph-rsid="0023eadc" style:font-name-asian="Times New Roman1" style:font-size-asian="15.75pt" style:language-asian="de" style:country-asian="DE" style:font-name-complex="Times New Roman1" style:font-size-complex="18pt"/>
    </style:style>
    <style:style style:name="T1" style:family="text">
      <style:text-properties style:font-name="Times New Roman" fo:font-size="12pt" officeooo:rsid="0013203c" style:font-name-asian="Times New Roman1" style:font-size-asian="12pt" style:language-asian="de" style:country-asian="DE" style:font-name-complex="Times New Roman1" style:font-size-complex="12pt"/>
    </style:style>
    <style:style style:name="T2" style:family="text">
      <style:text-properties style:font-name="Times New Roman" fo:font-size="12pt" officeooo:rsid="0015055e" style:font-name-asian="Times New Roman1" style:font-size-asian="12pt" style:language-asian="de" style:country-asian="DE" style:font-name-complex="Times New Roman1" style:font-size-complex="12pt"/>
    </style:style>
    <style:style style:name="T3" style:family="text">
      <style:text-properties style:font-name="Times New Roman" fo:font-size="12pt" officeooo:rsid="00157b40" style:font-name-asian="Times New Roman1" style:font-size-asian="12pt" style:language-asian="de" style:country-asian="DE" style:font-name-complex="Times New Roman1" style:font-size-complex="12pt"/>
    </style:style>
    <style:style style:name="T4" style:family="text">
      <style:text-properties style:font-name="Times New Roman" fo:font-size="12pt" officeooo:rsid="00175997" style:font-name-asian="Times New Roman1" style:font-size-asian="12pt" style:language-asian="de" style:country-asian="DE" style:font-name-complex="Times New Roman1" style:font-size-complex="12pt"/>
    </style:style>
    <style:style style:name="T5" style:family="text">
      <style:text-properties style:font-name="Times New Roman" fo:font-size="12pt" officeooo:rsid="0018df45" style:font-name-asian="Times New Roman1" style:font-size-asian="12pt" style:language-asian="de" style:country-asian="DE" style:font-name-complex="Times New Roman1" style:font-size-complex="12pt"/>
    </style:style>
    <style:style style:name="T6" style:family="text">
      <style:text-properties style:font-name="Times New Roman" fo:font-size="12pt" officeooo:rsid="00194ac3" style:font-name-asian="Times New Roman1" style:font-size-asian="12pt" style:language-asian="de" style:country-asian="DE" style:font-name-complex="Times New Roman1" style:font-size-complex="12pt"/>
    </style:style>
    <style:style style:name="T7" style:family="text">
      <style:text-properties style:font-name="Times New Roman" fo:font-size="12pt" officeooo:rsid="001a3593" style:font-name-asian="Times New Roman1" style:font-size-asian="12pt" style:language-asian="de" style:country-asian="DE" style:font-name-complex="Times New Roman1" style:font-size-complex="12pt"/>
    </style:style>
    <style:style style:name="T8" style:family="text">
      <style:text-properties style:font-name="Times New Roman" fo:font-size="12pt" officeooo:rsid="001c0685" style:font-name-asian="Times New Roman1" style:font-size-asian="12pt" style:language-asian="de" style:country-asian="DE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8df45" style:font-name-asian="Times New Roman1" style:font-size-asian="12pt" style:language-asian="de" style:country-asian="DE" style:font-name-complex="Times New Roman1" style:font-size-complex="12pt"/>
    </style:style>
    <style:style style:name="T10" style:family="text">
      <style:text-properties style:font-name="Times New Roman" officeooo:rsid="00106d35" style:font-name-asian="Times New Roman1" style:language-asian="de" style:country-asian="DE" style:font-name-complex="Times New Roman1"/>
    </style:style>
    <style:style style:name="T11" style:family="text">
      <style:text-properties style:font-name="Times New Roman" officeooo:rsid="00194ac3" style:font-name-asian="Times New Roman1" style:language-asian="de" style:country-asian="DE" style:font-name-complex="Times New Roman1"/>
    </style:style>
    <style:style style:name="T12" style:family="text">
      <style:text-properties officeooo:rsid="001c0685"/>
    </style:style>
    <style:style style:name="T13" style:family="text">
      <style:text-properties officeooo:rsid="001e6977"/>
    </style:style>
    <style:style style:name="T14" style:family="text">
      <style:text-properties fo:font-weight="bold" officeooo:rsid="001e6977" style:font-weight-asian="bold" style:font-weight-complex="bold"/>
    </style:style>
    <style:style style:name="T15" style:family="text">
      <style:text-properties officeooo:rsid="001ff083"/>
    </style:style>
    <style:style style:name="T16" style:family="text">
      <style:text-properties officeooo:rsid="002343d4"/>
    </style:style>
    <style:style style:name="T17" style:family="text">
      <style:text-properties officeooo:rsid="0023eadc"/>
    </style:style>
    <style:style style:name="T18" style:family="text">
      <style:text-properties fo:font-variant="normal" fo:text-transform="none" fo:color="#000000" style:text-line-through-style="none" style:font-name="Arial1" fo:font-size="9.75pt" fo:language="en" fo:country="US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20" style:family="text">
      <style:text-properties officeooo:rsid="0027562f"/>
    </style:style>
    <style:style style:name="T21" style:family="text">
      <style:text-properties officeooo:rsid="00282f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chnical Design Document</text:p>
      <text:p text:style-name="P34"/>
      <text:p text:style-name="P42"><text:span text:style-name="T20">Dieses Dokument ist das Technical Design Document zu dem Spiel „Candyland“, das in der Veranstaltung 3D-Gameproject entwickelt, und in C# </text:span><text:span text:style-name="T21">mit</text:span><text:span text:style-name="T20"> </text:span><text:span text:style-name="T21">V</text:span><text:span text:style-name="T20">erwendung des XNA <text:s/>4.0 Frameworks geschrieben <text:s/>wurde.</text:span></text:p>
      <text:p text:style-name="P34"/>
      <text:p text:style-name="P5">Team</text:p>
      <text:p text:style-name="P34"/>
      <text:list xml:id="list33555292" text:style-name="WWNum2">
        <text:list-item>
          <text:p text:style-name="P41"><text:bookmark text:name="docs-internal-guid-0c06f856-1dc8-2151-6f30-52ff41a89fb8"/><text:span text:style-name="T18">Anne-Lena Simon: Projektleitung, 2D-Grafik, Entwicklung</text:span></text:p>
        </text:list-item>
        <text:list-item>
          <text:p text:style-name="P41"><text:span text:style-name="T19">Björn Golla: Entwicklung</text:span></text:p>
        </text:list-item>
        <text:list-item>
          <text:p text:style-name="P41"><text:span text:style-name="T19">Sebastian Rohde: 3D-Grafik, Entwicklung</text:span></text:p>
        </text:list-item>
        <text:list-item>
          <text:p text:style-name="P41"><text:span text:style-name="T19">Svenja Handreck: GUI, 2D-Grafik, Entwicklung</text:span></text:p>
        </text:list-item>
      </text:list>
      <text:p text:style-name="P5"/>
      <text:p text:style-name="P45"><text:span text:style-name="T21">Meilensteine</text:span></text:p>
      <text:p text:style-name="P5"/>
      <text:p text:style-name="P16">Meilenstein I (16.05.2013)</text:p>
      <text:list xml:id="list33562080" text:style-name="WWNum3">
        <text:list-item>
          <text:p text:style-name="P19">Erstellen von UML-Diagrammen für das TDD</text:p>
        </text:list-item>
        <text:list-item>
          <text:p text:style-name="P19">Skripten von Events: Einarbeiten / <text:span text:style-name="T17">(Verworfen)</text:span></text:p>
        </text:list-item>
        <text:list-item>
          <text:p text:style-name="P19">Design von UI-Elementen</text:p>
        </text:list-item>
        <text:list-item>
          <text:p text:style-name="P19">Dokumentation der Architektur</text:p>
        </text:list-item>
        <text:list-item>
          <text:p text:style-name="P19">Fertigstellung des TDD</text:p>
          <text:p text:style-name="P19"/>
        </text:list-item>
      </text:list>
      <text:p text:style-name="P16">Meilenstein II (14.06.2013)</text:p>
      <text:list xml:id="list33571334" text:style-name="WWNum4">
        <text:list-item>
          <text:p text:style-name="P20">3D Modellierung</text:p>
        </text:list-item>
        <text:list-item>
          <text:p text:style-name="P20">Implementierung der Spielobjekte</text:p>
        </text:list-item>
        <text:list-item>
          <text:p text:style-name="P20">Szenenmanager implementieren</text:p>
        </text:list-item>
        <text:list-item>
          <text:p text:style-name="P20">Schokolinsen und Belohnungssystem implementieren</text:p>
        </text:list-item>
        <text:list-item>
          <text:p text:style-name="P20">Protagonisten implementieren</text:p>
        </text:list-item>
        <text:list-item>
          <text:p text:style-name="P20">Implementierung der Kamera</text:p>
        </text:list-item>
        <text:list-item>
          <text:p text:style-name="P20">Umsetzen von Speichern und Laden</text:p>
          <text:p text:style-name="P20"/>
        </text:list-item>
      </text:list>
      <text:p text:style-name="P16">Meilenstein III (12.07.2013)</text:p>
      <text:list xml:id="list33563381" text:style-name="WWNum5">
        <text:list-item>
          <text:p text:style-name="P21">Testlevel "einfache" Rätseltypen </text:p>
          <text:list>
            <text:list-item>
              <text:p text:style-name="P21">Testlevel Schieberätsel erstellen</text:p>
            </text:list-item>
            <text:list-item>
              <text:p text:style-name="P21">Testlevel Rutschrätsel erstellen</text:p>
            </text:list-item>
          </text:list>
        </text:list-item>
        <text:list-item>
          <text:p text:style-name="P21">Testlevel Höhlenrätsel erstellen</text:p>
        </text:list-item>
        <text:list-item>
          <text:p text:style-name="P21">Testlevel Spurwechsel erstellen</text:p>
        </text:list-item>
        <text:list-item>
          <text:p text:style-name="P21">Prototyp Bosskampf</text:p>
        </text:list-item>
        <text:list-item>
          <text:p text:style-name="P21">Soundeffekte einbinden</text:p>
        </text:list-item>
        <text:list-item>
          <text:p text:style-name="P21">Shader implementieren</text:p>
        </text:list-item>
        <text:list-item>
          <text:p text:style-name="P21">UI-Elemente integrieren</text:p>
        </text:list-item>
        <text:list-item>
          <text:p text:style-name="P29"><text:soft-page-break/>Bugfixes</text:p>
          <text:p text:style-name="P21"/>
        </text:list-item>
      </text:list>
      <text:p text:style-name="P16">Meilenstein IV (12.08.2013)</text:p>
      <text:list xml:id="list33545906" text:style-name="WWNum6">
        <text:list-item>
          <text:p text:style-name="P22">Leveldesign Schieberätsel, Rutschrätsel, Bosskampf </text:p>
          <text:list>
            <text:list-item>
              <text:p text:style-name="P22">Levelumsetzung Schieberätsel, Rutschrätsel, Bosskampf</text:p>
            </text:list-item>
          </text:list>
        </text:list-item>
        <text:list-item>
          <text:p text:style-name="P22">Leveldesign Höhlenrätsel, Spurwechsel </text:p>
          <text:list>
            <text:list-item>
              <text:p text:style-name="P22">Levelumsetzung Höhlenrätsel, Bosskampf</text:p>
            </text:list-item>
          </text:list>
        </text:list-item>
        <text:list-item>
          <text:p text:style-name="P22"><text:span text:style-name="T15">Actions</text:span> implementieren </text:p>
        </text:list-item>
        <text:list-item>
          <text:p text:style-name="P22">3D-Modellierung und Animationen</text:p>
          <text:p text:style-name="P22"/>
        </text:list-item>
      </text:list>
      <text:p text:style-name="P16">Einreichung des Spiels (01.09.2013)</text:p>
      <text:list xml:id="list33553358" text:style-name="WWNum7">
        <text:list-item>
          <text:p text:style-name="P23">Tests, Korrekturen, Feinschliff</text:p>
          <text:p text:style-name="P23"/>
        </text:list-item>
      </text:list>
      <text:p text:style-name="P16">Zusatz (optionale Features - kein Termin)</text:p>
      <text:list xml:id="list33566646" text:style-name="WWNum8">
        <text:list-item>
          <text:p text:style-name="P24">Hintergrundmusik (Priorität: hoch)</text:p>
        </text:list-item>
        <text:list-item>
          <text:p text:style-name="P24">Bonuselemente, die der Spieler gegen Schokolinsen erwerben kann (Priorität: hoch)</text:p>
        </text:list-item>
        <text:list-item>
          <text:p text:style-name="P24">Challenge-Modus</text:p>
        </text:list-item>
        <text:list-item>
          <text:p text:style-name="P24">Speichern&amp;Laden mit mehreren Spielständen</text:p>
        </text:list-item>
        <text:list-item>
          <text:p text:style-name="P24">weitere Spielelemente für bessere Level</text:p>
        </text:list-item>
      </text:list>
      <text:p text:style-name="P5"/>
      <text:p text:style-name="P5">Das Spiel</text:p>
      <text:p text:style-name="P5"/>
      <text:p text:style-name="P16">Kurze Beschreibung</text:p>
      <text:p text:style-name="P34"/>
      <text:p text:style-name="P6">In "<text:span text:style-name="T21">Candyland</text:span>" spielt der Spieler einen Einwohner von Candyland, der sich auf eine Reise begibt um seine Welt zu retten. Dabei muss er mehrere Aufgaben (in Form von Rätseln/Labyrinthen) meistern. Auf seiner Reise begegnet er einem weiteren Bewohner Candylands, dem er hilft und der sich ihm daraufhin anschließt.<text:line-break/>Am Ende <text:span text:style-name="T21">stellt sich der Protagonist</text:span> der Lakritze entgegen, die versucht, Candyland zu zerstören.</text:p>
      <text:p text:style-name="P34"/>
      <text:p text:style-name="P16">Systemanforderungen</text:p>
      <text:list xml:id="list33570233" text:style-name="WWNum9">
        <text:list-item>
          <text:p text:style-name="P25">Windows Betriebssystem mit Unterstützung des XNA-Frameworks (empfohlen wird Windows 7)</text:p>
        </text:list-item>
        <text:list-item>
          <text:p text:style-name="P25">Xbox-Controller <text:span text:style-name="T12">(empfohlen aber optional)</text:span></text:p>
        </text:list-item>
        <text:list-item>
          <text:p text:style-name="P25">Balance-Board (empfohlen aber optional)</text:p>
        </text:list-item>
        <text:list-item>
          <text:p text:style-name="P30">1GB RAM</text:p>
        </text:list-item>
        <text:list-item>
          <text:p text:style-name="P30">Grafikkarte mit mindestens Shader Version 3</text:p>
        </text:list-item>
      </text:list>
      <text:p text:style-name="P6"/>
      <text:p text:style-name="P51"/>
      <text:p text:style-name="P5">Entwicklung</text:p>
      <text:p text:style-name="P6"/>
      <text:p text:style-name="P6">In diesem Abschnitt wird genauer auf die Tools und Ressourcen eingegangen, die in dem Projekt Verwendung finden.</text:p>
      <text:p text:style-name="P6"/>
      <text:p text:style-name="P16">Verwendete Software</text:p>
      <text:p text:style-name="P16"/>
      <text:list xml:id="list33551403" text:style-name="WWNum10">
        <text:list-item>
          <text:p text:style-name="P26">Microsoft Visual Studio 2010 als IDE</text:p>
        </text:list-item>
        <text:list-item>
          <text:p text:style-name="P26">Tortoise Git zur Versionierung</text:p>
        </text:list-item>
        <text:list-item>
          <text:p text:style-name="P26">Google Drive zur Dokumentation (ggf. stattdessen Projektmanagementsystem angeben)</text:p>
        </text:list-item>
        <text:list-item>
          <text:p text:style-name="P26">Blender zur Erstellung der 3D-Modelle und ihrer Animationen</text:p>
        </text:list-item>
        <text:list-item>
          <text:p text:style-name="P26">Projektmanagement über http://www.clockingit.com/ </text:p>
        </text:list-item>
        <text:list-item>
          <text:p text:style-name="P26">Tiled für das erstellen von Leveln</text:p>
          <text:p text:style-name="P26"/>
        </text:list-item>
      </text:list>
      <text:p text:style-name="P16">Externer Code/Bibliotheken</text:p>
      <text:list xml:id="list33550912" text:style-name="WWNum11">
        <text:list-item>
          <text:p text:style-name="P27">Nutzung des XNA-Frameworks für C# </text:p>
          <text:list>
            <text:list-item>
              <text:p text:style-name="P27">.NET Framework 4 Full wegen IntermediateSerializer zum Speichern des Spiels</text:p>
            </text:list-item>
            <text:list-item>
              <text:p text:style-name="P27">HLSL für Shader</text:p>
            </text:list-item>
          </text:list>
        </text:list-item>
        <text:list-item>
          <text:p text:style-name="P27">Ruminate XNA/MonoGame 4.0 GUI</text:p>
        </text:list-item>
        <text:list-item>
          <text:p text:style-name="P31">Nutzung der DLL, die zur Einbindung der Balance-Boards zur Verfügung steht</text:p>
        </text:list-item>
      </text:list>
      <text:p text:style-name="P7"/>
      <text:p text:style-name="P7"/>
      <text:p text:style-name="P43"/>
      <text:p text:style-name="P53">Klassendiagramm</text:p>
      <text:p text:style-name="P35"/>
      <text:p text:style-name="P35"/>
      <text:p text:style-name="P35"/>
      <text:p text:style-name="P17"><text:span text:style-name="T10">Architektur </text:span><text:span text:style-name="T11">- Hauptkomponenten</text:span></text:p>
      <text:p text:style-name="P8"/>
      <text:p text:style-name="P14">Gameconstants</text:p>
      <text:p text:style-name="P9"/>
      <text:p text:style-name="P11">Die Gameconstants Klasse enthält Konstanten, die zum Debuging öfters geändert werden <text:span text:style-name="T12">müssen</text:span>, <text:s/>und Parameter darstellen die wichtig für zentrale Klassen oderMethoden sind. Sie enthält zum Beispiel Pfade zu zu ladenden Dateien, die Standard – Eingabegärete oder die Startposition des Spielers.</text:p>
      <text:p text:style-name="P9"/>
      <text:p text:style-name="P14">Updateinfo</text:p>
      <text:p text:style-name="P9"/>
      <text:p text:style-name="P1"><text:span text:style-name="T1">Die Updateinfo Klasse enthält Info</text:span><text:span text:style-name="T8">r</text:span><text:span text:style-name="T1">mation die während des Spiels aktualisiert wird, und für die Interaktion mehrerer Klassen wichtig sind. In ihr sind zum Beispiel das aktuelle Level, </text:span><text:span text:style-name="T2">Projektions- und View- Matrix oder Spielzustandsinformation.</text:span></text:p>
      <text:p text:style-name="P9"/>
      <text:p text:style-name="P14">GameObject</text:p>
      <text:p text:style-name="P10"/>
      <text:p text:style-name="P12">Sie enthält grundlegende Attribute wie ID, Position, BoundingBox, etc. Andere Objekte wie Hindernisse, Plattformen, Schalter und dynamische Objekte erben von dieser Klasse. </text:p>
      <text:p text:style-name="P12"/>
      <text:p text:style-name="P3"><text:span text:style-name="T9">Dynamicobjects</text:span><text:span text:style-name="T5"> <text:s/></text:span></text:p>
      <text:p text:style-name="P9"/>
      <text:p text:style-name="P3"><text:span text:style-name="T5">Diese Klasse bietet </text:span><text:span text:style-name="T6">grundlegende Funktionen zur Bewegung des Objekts, Kollision und </text:span><text:span text:style-name="T8">grundlegende Physik</text:span><text:span text:style-name="T6">. Sie </text:span><text:span text:style-name="T8">wird </text:span><text:span text:style-name="T6">als Basis für die spielbaren Objekte und die Actor Klasse genutzt .</text:span></text:p>
      <text:p text:style-name="P9"/>
      <text:p text:style-name="P14">Playable</text:p>
      <text:p text:style-name="P9"/>
      <text:p text:style-name="P2"><text:span text:style-name="T3">Die Playable-Klasse erbt von den DynamicObjects </text:span><text:span text:style-name="T4">und hat beschränktere Bewegungsmöglichkeiten. Sie hat jedoch die Zusätzlich zu den Methoden der Dynamicobjects-Klasse zusätzlich eine Kamera und </text:span><text:span text:style-name="T5">M</text:span><text:span text:style-name="T4">öglichkeiten diese zu steuern. </text:span></text:p>
      <text:p text:style-name="P9"/>
      <text:p text:style-name="P36">Inputmanager</text:p>
      <text:p text:style-name="P9"/>
      <text:p text:style-name="P32">Der Inputmanager verarbeitet die Nutzereingaben in Daten und reicht diese dann weiter. Hier wird zum Beispiel die Nutzereingabe in Weltkoordinaten umgerechnet und an den Spieler zu fortbewegung übergeben.</text:p>
      <text:p text:style-name="P9"/>
      <text:p text:style-name="P14">Actor / Action</text:p>
      <text:p text:style-name="P13"/>
      <text:p text:style-name="P4"><text:span text:style-name="T6">Die Actor Klasse wird genutzt um </text:span><text:span text:style-name="T7">Z</text:span><text:span text:style-name="T6">wischensequenzen mit bewegten Figuren zu </text:span><text:span text:style-name="T7">animieren</text:span><text:span text:style-name="T6">.</text:span><text:span text:style-name="T7">Actors können können verschiedene Modelle laden. Mit Actions, die per Kollision mit Objekten ausgelöst </text:span><text:soft-page-break/><text:span text:style-name="T7">werden haben mehrere verschiedene Aktionen: Das Erscheinen, Verschwinden, Bewegen eines Objekts, oder die Anzeige eines Dialogfensters.</text:span></text:p>
      <text:p text:style-name="P9"/>
      <text:p text:style-name="P14">Screenmanager</text:p>
      <text:p text:style-name="P9"/>
      <text:p text:style-name="P37">Der Screenmanager verwaltet die einzelnen Spielbildschirme wie Hauptmenu, Dialoge, usw.</text:p>
      <text:p text:style-name="P14"/>
      <text:p text:style-name="P14">Scenemanager</text:p>
      <text:p text:style-name="P14"/>
      <text:p text:style-name="P38">Hier wird das Spiel geupdated und gezeichnet. Der Scenemanager hat verweise zu Hauptkomponenten des Spiels.</text:p>
      <text:p text:style-name="P9"/>
      <text:p text:style-name="P14">Assetmanager</text:p>
      <text:p text:style-name="P9"/>
      <text:p text:style-name="P33">Läd Modelle und Texturen und enthält von jeder eine Instanz. Diese werden dann als Referenz an die Modelle Übergeben.</text:p>
      <text:p text:style-name="P9"/>
      <text:p text:style-name="P14">Parser</text:p>
      <text:p text:style-name="P9"/>
      <text:p text:style-name="P33">Die Daten aus denen ein Level besteht liegen zunächst als XML-Datei vor. Hier werden diese Dateien in Objekte übersetzt. </text:p>
      <text:p text:style-name="P9"/>
      <text:p text:style-name="P14">Areas/ Levels</text:p>
      <text:p text:style-name="P9"/>
      <text:p text:style-name="P33">Die Spielwelt besteht aus Areas, die wiederum aus Leveln bestehen. Sie enthalten Spielobjekte, und <text:s text:c="2"/>Aktionen sowie die Update-methoden zur aktualisierung der Spielwelt.</text:p>
      <text:p text:style-name="P9"/>
      <text:p text:style-name="P14">SceneEditor</text:p>
      <text:p text:style-name="P14"/>
      <text:p text:style-name="P38">Mit dem Sceneeditor können die mit Tiled erstellten Level - Dateien zusammengefügt werden und in eine XML-Datei übersetzt werden, die dann von den Parser im Spiel umsetzbar ist.</text:p>
      <text:p text:style-name="P38"/>
      <text:p text:style-name="P52"/>
      <text:p text:style-name="P48">Grafik</text:p>
      <text:p text:style-name="P39"/>
      <text:p text:style-name="P39">In diesem Abschnitt wird detailliert, welche Anforderungen an die Grafik des Spiels gestellt </text:p>
      <text:p text:style-name="P39">werden und wie diese erfüllt werden sollen.</text:p>
      <text:p text:style-name="P39"/>
      <text:p text:style-name="P39"> einfache, niedlich wirkende Formen</text:p>
      <text:p text:style-name="P39"> bunte Farben, kein Realismus</text:p>
      <text:p text:style-name="P39"> Cel-Shading (erfordert eigenen Shader)</text:p>
      <text:p text:style-name="P39"> Schattenwurf (erfordert eigenen Shader)</text:p>
      <text:p text:style-name="P39"/>
      <text:p text:style-name="P49">Audio</text:p>
      <text:p text:style-name="P39"/>
      <text:p text:style-name="P39">Für die Hintergrundmusik und Soundeffekte sollen nach aktuellem Stand freie Ressourcen </text:p>
      <text:p text:style-name="P39">verwendet werden. Eingebunden werden diese über XNA-eigene Mechanismen.</text:p>
      <text:p text:style-name="P15"><text:span text:style-name="T13">Soundeffekten sollte eine hohe Priorität gegeben werden, da sie ein wichtiger FeedbackMechanismus </text:span><text:span text:style-name="T16">sind.</text:span></text:p>
      <text:p text:style-name="P39"/>
      <text:p text:style-name="P48">Physiksimulation</text:p>
      <text:p text:style-name="P39"/>
      <text:p text:style-name="P15"><text:span text:style-name="T13">Für Sprünge wird eine einfache Physik-Simulation verwendet werden, sowie für die Kollision verschiedener Objekte. Diese </text:span><text:span text:style-name="T16">sind</text:span><text:span text:style-name="T13"> Essentiell für jedes Jump &amp; Run Spiel.</text:span></text:p>
      <text:p text:style-name="P39"/>
      <text:p text:style-name="P48">Spiel-Objekte</text:p>
      <text:p text:style-name="P39"/>
      <text:p text:style-name="P39">Die Welt wird aus einzelnen Bausteinen aufgebaut, es gibt kein unterliegendes Terrain. Die </text:p>
      <text:p text:style-name="P39">Welt setzt sich aus folgenden Elementen zusammen:</text:p>
      <text:p text:style-name="P39"/>
      <text:p text:style-name="P39"> Plattform </text:p>
      <text:p text:style-name="P39"><text:tab/>o einfach</text:p>
      <text:p text:style-name="P39"><text:tab/>o Bewegend</text:p>
      <text:p text:style-name="P39"><text:tab/>o Zerbrechend</text:p>
      <text:p text:style-name="P39"><text:tab/>o Schalter </text:p>
      <text:p text:style-name="P39"><text:tab/><text:tab/> permanent</text:p>
      <text:p text:style-name="P39"><text:tab/><text:tab/> nur aktiv, während Objekt auf Schalter steht</text:p>
      <text:p text:style-name="P39"><text:tab/><text:tab/>Für kurze Zeit aktiv</text:p>
      <text:p text:style-name="P39"><text:tab/><text:tab/> Schaltergruppen für Kombinationen (Zuständigkeit liegt beim </text:p>
      <text:p text:style-name="P39"> Hindernis <text:s/></text:p>
      <text:p text:style-name="P39"><text:tab/>o fest</text:p>
      <text:p text:style-name="P39"><text:tab/>o überspringbar</text:p>
      <text:p text:style-name="P39"><text:tab/>o zerstörbar</text:p>
      <text:p text:style-name="P39"><text:tab/>o verschiebbar</text:p>
      <text:p text:style-name="P39"><text:soft-page-break/></text:p>
      <text:p text:style-name="P39"/>
      <text:p text:style-name="P39"> Hintergrund (Skybox)</text:p>
      <text:p text:style-name="P39"/>
      <text:p text:style-name="P39">Charaktere gibt es in dem Spiel verhältnismäßig wenige. Es gibt zwei Kategorien von </text:p>
      <text:p text:style-name="P39">Charakteren, die jeweils auf ihrer eigenen von "GameObject" abgeleiteten Basisklasse </text:p>
      <text:p text:style-name="P39">basieren:</text:p>
      <text:p text:style-name="P39"/>
      <text:p text:style-name="P39"> Spielbar </text:p>
      <text:p text:style-name="P39"><text:tab/>o Protagonist</text:p>
      <text:p text:style-name="P39"><text:tab/>o Begleiter</text:p>
      <text:p text:style-name="P39"> NPC </text:p>
      <text:p text:style-name="P39"><text:tab/>o Lakritze (Nutzt Komponente Actor) </text:p>
      <text:p text:style-name="P39"><text:tab/>o Händler</text:p>
      <text:p text:style-name="P39"><text:tab/>o Guide</text:p>
      <text:p text:style-name="P39"><text:tab/>o Feen ( Blau:Tipps / Rot: Holen der Begleiters)</text:p>
      <text:p text:style-name="P39"/>
      <text:p text:style-name="P15"><text:span text:style-name="T14">Weitere Spielobjekte sind</text:span><text:span text:style-name="T13">:</text:span></text:p>
      <text:p text:style-name="P39"/>
      <text:p text:style-name="P39"> Schokolinsen</text:p>
      <text:p text:style-name="P39"> integrierte UI-Elemente </text:p>
      <text:p text:style-name="P39"><text:tab/>o Dialoge</text:p>
      <text:p text:style-name="P39"><text:tab/>o Karten</text:p>
      <text:p text:style-name="P39"><text:tab/>o Speichern</text:p>
      <text:p text:style-name="P39"><text:tab/>o Einkaufen</text:p>
      <text:p text:style-name="P39"><text:tab/>o Belohnungsanzeige</text:p>
      <text:p text:style-name="P39"/>
      <text:p text:style-name="P39">In den einzelnen Rätselleveln werden Interaktionen durch die einzelnen Objekte selbst </text:p>
      <text:p text:style-name="P39">behandelt. Zusätzlich gibt es eine Reihe von getriggerten Aktionen, die die Geschichte</text:p>
      <text:p text:style-name="P39">voranbringen. Für diese (und für komplexere Beziehungen zwischen verschiedenen </text:p>
      <text:p text:style-name="P39">Spielobjekten) sind der Event-Manager sowie die Actions zuständig.</text:p>
      <text:p text:style-name="P39"/>
      <text:p text:style-name="P46">Datenverwaltung</text:p>
      <text:p text:style-name="P39"/>
      <text:p text:style-name="P39">Das Speichern und Laden der Spieldaten soll mithilfe des IntermediateSerializers geschehen. </text:p>
      <text:p text:style-name="P39">Dabei werden alle entsprechend markierten Objekteigenschaften und -strukturen in einem </text:p>
      <text:p text:style-name="P39">XML-Format gespeichert und aus diesem auch wieder ausgelesen.</text:p>
      <text:p text:style-name="P39"/>
      <text:p text:style-name="P47"/>
      <text:p text:style-name="P54">Technische Risiken</text:p>
      <text:p text:style-name="P39"/>
      <text:p text:style-name="P40"> Aufgrund von mangelnder Erfahrung </text:p>
      <text:p text:style-name="P40"><text:tab/>o können in der Planung grobe Fehler (Fehleinschätzung des Zeitbedarfs, </text:p>
      <text:p text:style-name="P40"><text:tab/>fehlende Arbeitspakete) enthalten sein</text:p>
      <text:p text:style-name="P40"><text:tab/>o können einige Elemente uns in der Implementierung große Schwierigkeiten </text:p>
      <text:p text:style-name="P40"><text:tab/>machen</text:p>
      <text:p text:style-name="P40"><text:tab/>o kann die bisherige technische Planung (vor allem Architektur, Spielobjekte) </text:p>
      <text:p text:style-name="P40"><text:tab/>sich als nicht zielführend herausstellen und größere Umstrukturierungen </text:p>
      <text:p text:style-name="P40"><text:tab/>erfordern</text:p>
      <text:p text:style-name="P40"> Der Zeitaufwand, den wir für die Universität aufbringen müssen (Übungen, </text:p>
      <text:p text:style-name="P40">Prüfungsvorbereitung, Praktika, Seminare) könnte die aktuelle Einschätzung (weit) </text:p>
      <text:p text:style-name="P40">übersteigen und damit könnten große Teile der Entwicklung in die prüfungsfreie Zeit </text:p>
      <text:p text:style-name="P40">verschoben werden müssen. Im schlimmsten Fall wird das Projekt nicht fertig.</text:p>
      <text:p text:style-name="P40">Daher gibt es in jedem Meilenstein Pufferzeiten und der letzte Meilenstein sieht nur noch </text:p>
      <text:p text:style-name="P40">Testen, Korrekturen und Nacharbeiten v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1" svg:font-family="Arial"/>
    <style:font-face style:name="Mangal1" svg:font-family="Mangal"/>
    <style:font-face style:name="OpenSymbol" svg:font-family="Open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Label_20_2" style:display-name="ListLabel 2" style:family="text">
      <style:text-properties fo:font-size="10pt" style:font-size-asian="10pt" style:font-name-complex="Symbol1"/>
    </style:style>
    <style:style style:name="ListLabel_20_3" style:display-name="ListLabel 3" style:family="text">
      <style:text-properties fo:font-size="10pt" style:font-size-asian="10pt" style:font-name-complex="Courier New1"/>
    </style:style>
    <style:style style:name="ListLabel_20_4" style:display-name="ListLabel 4" style:family="text">
      <style:text-properties fo:font-size="10pt" style:font-size-asian="10pt" style:font-name-complex="Wingding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9:33:05.05</meta:creation-date>
    <dc:date>2013-09-14T13:54:52.68</dc:date>
    <meta:editing-duration>PT2H52M16S</meta:editing-duration>
    <meta:editing-cycles>10</meta:editing-cycles>
    <meta:generator>LibreOffice/3.6$Windows_x86 LibreOffice_project/58f22d5-270d05a-e2abed1-ea17a85-9b5702</meta:generator>
    <meta:document-statistic meta:table-count="0" meta:image-count="0" meta:object-count="0" meta:page-count="8" meta:paragraph-count="173" meta:word-count="1186" meta:character-count="8768" meta:non-whitespace-character-count="7733"/>
  </office:meta>
</office:document-meta>
</file>